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ие вопросы нужно задать чтобы изучить</text:p>
      <text:p text:style-name="P1">ChatGPT</text:p>
      <text:p text:style-name="P2">ChatGPT</text:p>
      <text:p text:style-name="P8">Изучение CSS может быть веселым и увлекательным! Вот несколько вопросов, которые могут помочь вам начать изучение этого языка:</text:p>
      <text:h text:style-name="P14" text:outline-level="3">Основы CSS:</text:h>
      <text:list xml:id="list4271925574561231076" text:style-name="L1">
        <text:list-item>
          <text:p text:style-name="P3"><text:span text:style-name="Strong_20_Emphasis">Что такое CSS и зачем он нужен?</text:span></text:p>
        </text:list-item>
        <text:list-item>
          <text:p text:style-name="P3"><text:span text:style-name="Strong_20_Emphasis">Какие основные свойства и значения используются в CSS?</text:span></text:p>
        </text:list-item>
        <text:list-item>
          <text:p text:style-name="P3"><text:span text:style-name="Strong_20_Emphasis">Какие есть различия между классами и идентификаторами в CSS?</text:span></text:p>
        </text:list-item>
        <text:list-item>
          <text:p text:style-name="P9"><text:span text:style-name="Strong_20_Emphasis">Какие селекторы бывают и как они работают?</text:span></text:p>
        </text:list-item>
      </text:list>
      <text:h text:style-name="P14" text:outline-level="3">Работа со стилями:</text:h>
      <text:list xml:id="list1112055617842543347" text:style-name="L2">
        <text:list-item>
          <text:p text:style-name="P4"><text:span text:style-name="Strong_20_Emphasis">Как добавить стили к HTML-элементам с помощью CSS?</text:span></text:p>
        </text:list-item>
        <text:list-item>
          <text:p text:style-name="P4"><text:span text:style-name="Strong_20_Emphasis">Как изменить цвет текста, размер шрифта, отступы и фон элемента?</text:span></text:p>
        </text:list-item>
        <text:list-item>
          <text:p text:style-name="P10"><text:span text:style-name="Strong_20_Emphasis">Как создать анимации или переходы с помощью CSS?</text:span></text:p>
        </text:list-item>
      </text:list>
      <text:h text:style-name="P14" text:outline-level="3">Распределение и позиционирование:</text:h>
      <text:list xml:id="list6725701845473139251" text:style-name="L3">
        <text:list-item>
          <text:p text:style-name="P5"><text:span text:style-name="Strong_20_Emphasis">Как распределить элементы по горизонтали и вертикали?</text:span></text:p>
        </text:list-item>
        <text:list-item>
          <text:p text:style-name="P5"><text:span text:style-name="Strong_20_Emphasis">Что такое float и как он влияет на позиционирование элементов?</text:span></text:p>
        </text:list-item>
        <text:list-item>
          <text:p text:style-name="P11"><text:span text:style-name="Strong_20_Emphasis">Какие методы позиционирования существуют в CSS?</text:span></text:p>
        </text:list-item>
      </text:list>
      <text:h text:style-name="P14" text:outline-level="3">Адаптивность и отзывчивый дизайн:</text:h>
      <text:list xml:id="list8803903305442110275" text:style-name="L4">
        <text:list-item>
          <text:p text:style-name="P6"><text:span text:style-name="Strong_20_Emphasis">Как создать адаптивный дизайн для различных устройств с помощью медиа-запросов?</text:span></text:p>
        </text:list-item>
        <text:list-item>
          <text:p text:style-name="P6"><text:span text:style-name="Strong_20_Emphasis">Какие есть единицы измерения в CSS и когда их лучше использовать?</text:span></text:p>
        </text:list-item>
        <text:list-item>
          <text:p text:style-name="P12"><text:span text:style-name="Strong_20_Emphasis">Какие методы и лучшие практики используются для создания кроссбраузерного дизайна?</text:span></text:p>
        </text:list-item>
      </text:list>
      <text:h text:style-name="P14" text:outline-level="3">Продвинутые темы:</text:h>
      <text:list xml:id="list2471834784122409896" text:style-name="L5">
        <text:list-item>
          <text:p text:style-name="P7"><text:span text:style-name="Strong_20_Emphasis">Что такое Flexbox и Grid Layout, и как они упрощают создание макетов?</text:span></text:p>
        </text:list-item>
        <text:list-item>
          <text:p text:style-name="P7"><text:span text:style-name="Strong_20_Emphasis">Как работать с переменными (CSS переменные)?</text:span></text:p>
        </text:list-item>
        <text:list-item>
          <text:p text:style-name="P13"><text:span text:style-name="Strong_20_Emphasis">Какие новые функции и возможности представлены в последних версиях CSS?</text:span></text:p>
        </text:list-item>
      </text:list>
      <text:p text:style-name="P8">Изучение CSS - это постоянный процесс, поэтому стоит начать с основ и постепенно двигаться к более продвинутым темам, экспериментируя и создавая что-то новое в процессе обуч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1:44:59.80</dc:date>
    <meta:document-statistic meta:table-count="0" meta:image-count="0" meta:object-count="0" meta:page-count="1" meta:paragraph-count="26" meta:word-count="221" meta:character-count="1423"/>
    <dc:creator>Dima Wide</dc:creator>
    <meta:user-defined meta:name="Info 1"/>
    <meta:user-defined meta:name="Info 2"/>
    <meta:user-defined meta:name="Info 3"/>
    <meta:user-defined meta:name="Info 4"/>
  </office:meta>
</office:document-meta>
</file>